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EBMain" svg:font-family="EBMai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5.103cm" table:align="left"/>
    </style:style>
    <style:style style:name="Tableau1.A" style:family="table-column">
      <style:table-column-properties style:column-width="5.103cm"/>
    </style:style>
    <style:style style:name="Tableau1.A1" style:family="table-cell">
      <style:table-cell-properties fo:padding="0.097cm" fo:border="0.05pt solid #000000"/>
    </style:style>
    <style:style style:name="Table1" style:family="table">
      <style:table-properties style:width="3.493cm" table:align="left"/>
    </style:style>
    <style:style style:name="Table1.A" style:family="table-column">
      <style:table-column-properties style:column-width="3.493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EBMain" fo:font-size="24pt" officeooo:paragraph-rsid="000c8275" style:font-size-asian="24pt" style:font-size-complex="24pt"/>
    </style:style>
    <style:style style:name="P2" style:family="paragraph" style:parent-style-name="Standard">
      <style:text-properties officeooo:paragraph-rsid="000c8275"/>
    </style:style>
    <style:style style:name="P3" style:family="paragraph" style:parent-style-name="Table_20_Contents">
      <style:text-properties style:font-name="EBMain" fo:font-size="24pt" officeooo:rsid="000c72b3" officeooo:paragraph-rsid="000c72b3" style:font-size-asian="24pt" style:font-size-complex="24pt"/>
    </style:style>
    <style:style style:name="P4" style:family="paragraph" style:parent-style-name="Standard">
      <style:text-properties officeooo:paragraph-rsid="000c72b3"/>
    </style:style>
    <style:style style:name="P5" style:family="paragraph" style:parent-style-name="Table_20_Contents">
      <style:text-properties style:font-name="EBMain" fo:font-size="24pt" style:font-size-asian="24pt" style:font-size-complex="24pt"/>
    </style:style>
    <style:style style:name="P6" style:family="paragraph" style:parent-style-name="Table_20_Contents">
      <style:text-properties style:font-name="EBMain" fo:font-size="24pt" officeooo:paragraph-rsid="000a5b1e" style:font-size-asian="24pt" style:font-size-complex="24pt"/>
    </style:style>
    <style:style style:name="T1" style:family="text">
      <style:text-properties officeooo:rsid="000c8275"/>
    </style:style>
    <style:style style:name="T2" style:family="text">
      <style:text-properties officeooo:rsid="000a5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----<text:span text:style-name="T1">Skill description----</text:span></text:p>
            <text:p text:style-name="P1"/>
            <text:p text:style-name="P1"/>
            <text:p text:style-name="P1"/>
          </table:table-cell>
        </table:table-row>
      </table:table>
      <text:p text:style-name="P2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---Item desc---</text:p>
            <text:p text:style-name="P3"/>
            <text:p text:style-name="P3"/>
            <text:p text:style-name="P3"/>
          </table:table-cell>
        </table:table-row>
      </table:table>
      <text:p text:style-name="P4"/>
      <text:p text:style-name="Standard"/>
      <text:p text:style-name="P5"/>
      <text:p text:style-name="P6">- Write in EBMain <text:span text:style-name="T2">font, size</text:span> 24</text:p>
      <text:p text:style-name="P6">- Do not change the column size<text:span text:style-name="T1">s</text:span></text:p>
      <text:p text:style-name="P1">- <text:span text:style-name="T1">3 lines for skill descriptions</text:span></text:p>
      <text:p text:style-name="P6">- 2 lines for weapon <text:span text:style-name="T1">descriptions</text:span></text:p>
      <text:p text:style-name="P6">- 6 lines for <text:span text:style-name="T1">every other item description</text:span></text:p>
      <text:p text:style-name="P5">- Replace unsupported characters with something like $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EBMain" svg:font-family="EBMai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rosan </meta:initial-creator>
    <meta:creation-date>2018-09-06T03:53:19.53</meta:creation-date>
    <dc:date>2025-05-07T01:18:39.377000000</dc:date>
    <meta:editing-duration>PT15H23M47S</meta:editing-duration>
    <meta:editing-cycles>38</meta:editing-cycles>
    <meta:generator>LibreOffice/24.8.6.2$Windows_X86_64 LibreOffice_project/6d98ba145e9a8a39fc57bcc76981d1fb1316c60c</meta:generator>
    <meta:document-statistic meta:table-count="2" meta:image-count="0" meta:object-count="0" meta:page-count="1" meta:paragraph-count="8" meta:word-count="48" meta:character-count="264" meta:non-whitespace-character-count="226"/>
  </office:meta>
</office:document-meta>
</file>